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leObj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automatic-styles>
    <style:style style:name="Таблица1" style:family="table">
      <style:table-properties style:width="16.701cm" fo:margin-left="0cm" table:align="left" style:may-break-between-rows="true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2" style:family="table">
      <style:table-properties style:width="16.995cm" fo:margin-left="0cm" table:align="left" style:may-break-between-rows="true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margin-left="0.635cm" fo:margin-right="0cm" fo:line-height="100%" fo:text-align="end" style:justify-single-word="false" fo:text-indent="0cm" style:auto-text-indent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end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loext:opacity="0%" style:font-name="Segoe UI Symbol" fo:font-size="12pt" fo:font-weight="normal" fo:background-color="transparent" style:font-name-asian="Segoe UI Symbol" style:font-name-complex="Segoe UI Symbo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0pt" fo:font-weight="normal" fo:background-color="#ffffff" style:font-name-asian="Times New Roman" style:font-name-complex="Times New Roman"/>
    </style:style>
    <style:style style:name="P17" style:family="paragraph" style:parent-style-name="Standard" style:list-style-name="L1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18" style:family="paragraph" style:parent-style-name="Standard" style:list-style-name="L2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19" style:family="paragraph" style:parent-style-name="Standard" style:list-style-name="L3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0" style:family="paragraph" style:parent-style-name="Standard" style:list-style-name="L4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1" style:family="paragraph" style:parent-style-name="Standard" style:list-style-name="L5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2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3" style:family="paragraph" style:parent-style-name="Standard" style:list-style-name="L6">
      <style:paragraph-properties fo:line-height="100%" fo:text-align="justify" style:justify-single-word="false">
        <style:tab-stops>
          <style:tab-stop style:position="29539.734cm"/>
        </style:tab-stops>
      </style:paragraph-properties>
    </style:style>
    <style:style style:name="P24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Times New Roman" fo:font-size="10pt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T1" style:family="text">
      <style:text-properties style:use-window-font-color="true" loext:opacity="0%" style:font-name="Times New Roman" fo:font-size="12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0pt" fo:font-weight="normal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Times New Roman" fo:font-size="10pt" fo:font-weight="normal" officeooo:rsid="00137967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officeooo:rsid="00137967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officeooo:rsid="00147f6b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0" style:family="text">
      <style:text-properties style:use-window-font-color="true" loext:opacity="0%" style:font-name="Times New Roman" fo:font-size="10pt" fo:font-weight="bold" fo:background-color="transparent" loext:char-shading-value="0" style:font-name-asian="Times New Roman" style:font-name-complex="Times New Roman"/>
    </style:style>
    <style:style style:name="T11" style:family="text">
      <style:text-properties style:use-window-font-color="true" loext:opacity="0%" style:font-name="Times New Roman" fo:font-size="10pt" fo:font-weight="bold" officeooo:rsid="00137967" fo:background-color="transparent" loext:char-shading-value="0" style:font-name-asian="Times New Roman" style:font-name-complex="Times New Roman"/>
    </style:style>
    <style:style style:name="T12" style:family="text">
      <style:text-properties style:use-window-font-color="true" loext:opacity="0%" style:font-name="Times New Roman" fo:font-size="10pt" fo:font-style="italic" fo:font-weight="normal" fo:background-color="transparent" loext:char-shading-value="0" style:font-name-asian="Times New Roman" style:font-name-complex="Times New Roman"/>
    </style:style>
    <style:style style:name="T13" style:family="text">
      <style:text-properties style:use-window-font-color="true" loext:opacity="0%" style:font-name="Times New Roman" fo:font-size="10pt" fo:font-style="italic" fo:font-weight="bold" fo:background-color="transparent" loext:char-shading-value="0" style:font-name-asian="Times New Roman" style:font-name-complex="Times New Roman"/>
    </style:style>
    <style:style style:name="T14" style:family="text">
      <style:text-properties style:use-window-font-color="true" loext:opacity="0%" style:font-name="Segoe UI Symbol" fo:font-size="12pt" fo:font-weight="normal" fo:background-color="transparent" loext:char-shading-value="0" style:font-name-asian="Segoe UI Symbol" style:font-name-complex="Segoe UI Symbol"/>
    </style:style>
    <style:style style:name="T15" style:family="text">
      <style:text-properties style:use-window-font-color="true" loext:opacity="0%" style:font-name="Segoe UI Symbol" fo:font-size="10pt" fo:font-weight="normal" fo:background-color="transparent" loext:char-shading-value="0" style:font-name-asian="Segoe UI Symbol" style:font-name-complex="Segoe UI Symbol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Объект1" text:anchor-type="as-char" svg:width="1.905cm" style:rel-width="scale" svg:height="2.20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</table:table-cell>
          <table:table-cell table:style-name="Таблица1.B1" office:value-type="string">
            <text:p text:style-name="P6"><text:span text:style-name="T1">Отчёт по лабораторной работе</text:span><text:span text:style-name="T14">№</text:span><text:span text:style-name="T2"><text:tab/>23<text:tab/></text:span><text:span text:style-name="T3">по курсу </text:span><text:span text:style-name="T2"><text:tab/>1<text:tab/></text:span><text:span text:style-name="T4">­</text:span></text:p>
            <text:p text:style-name="P7"><text:span text:style-name="T5">студента группы <text:s/></text:span><text:span text:style-name="T7">М8О-10</text:span><text:span text:style-name="T9">7</text:span><text:span text:style-name="T7">Б </text:span><text:span text:style-name="T9">Диёров Даврон</text:span><text:span text:style-name="T7"><text:tab/></text:span><text:span text:style-name="T5">, </text:span><text:span text:style-name="T15">№</text:span><text:span text:style-name="T5"> по списку <text:s/></text:span><text:span text:style-name="T7"><text:tab/></text:span><text:span text:style-name="T8">10</text:span><text:span text:style-name="T7"><text:tab/></text:span></text:p>
            <text:p text:style-name="P7"><text:span text:style-name="T5">Адреса www, e-mail, jabber, skype</text:span><text:span text:style-name="T7"><text:tab/></text:span><text:span text:style-name="T8">ddiyorov1@gmail.com</text:span><text:span text:style-name="T7"><text:tab/></text:span><text:span text:style-name="T5"><text:tab/><text:tab/></text:span></text:p>
            <text:p text:style-name="P7"><text:span text:style-name="T5">Преподаватель:</text:span><text:span text:style-name="T7"><text:tab/><text:tab/><text:tab/></text:span><text:span text:style-name="T8">Диёров Давронхон Умид угли</text:span><text:span text:style-name="T7">.<text:tab/><text:tab/><text:tab/><text:tab/></text:span></text:p>
            <text:p text:style-name="P7"><text:span text:style-name="T5">Входной контроль знаний с оценкой </text:span><text:span text:style-name="T7"><text:tab/><text:tab/><text:tab/><text:tab/><text:tab/></text:span></text:p>
            <text:p text:style-name="P7"><text:span text:style-name="T5">Отчёт сдан “</text:span><text:span text:style-name="T8">24</text:span><text:span text:style-name="T5">“ апреля</text:span><text:span text:style-name="T7"><text:tab/><text:tab/></text:span><text:span text:style-name="T5">202</text:span><text:span text:style-name="T6">2</text:span><text:span text:style-name="T7"><text:tab/></text:span><text:span text:style-name="T5">г., итоговая оценка </text:span><text:span text:style-name="T7"><text:tab/><text:tab/></text:span></text:p>
            <text:p text:style-name="P7"><text:span text:style-name="T5">Подпись преподавателя </text:span><text:span text:style-name="T7"><text:tab/><text:tab/><text:tab/><text:tab/></text:span></text:p>
          </table:table-cell>
        </table:table-row>
      </table:table>
      <text:p text:style-name="P8"/>
      <text:list xml:id="list3836438427" text:style-name="L1">
        <text:list-item>
          <text:p text:style-name="P17"><text:span text:style-name="T10">Тема</text:span><text:span text:style-name="T5">: бинарные деревья поиска</text:span></text:p>
        </text:list-item>
      </text:list>
      <text:p text:style-name="P8"/>
      <text:list xml:id="list940125090" text:style-name="L2">
        <text:list-item>
          <text:p text:style-name="P18"><text:span text:style-name="T10">Цель работы</text:span><text:span text:style-name="T5">: научиться реализовывать структуры данных</text:span></text:p>
        </text:list-item>
        <text:list-item>
          <text:p text:style-name="P18"><text:span text:style-name="T10">Задание (вариант 1</text:span><text:span text:style-name="T11">0</text:span><text:span text:style-name="T10">)</text:span><text:span text:style-name="T5">: определить ширину </text:span><text:span text:style-name="T6">уровня </text:span><text:span text:style-name="T5">дерева</text:span></text:p>
        </text:list-item>
        <text:list-item>
          <text:p text:style-name="P18"><text:span text:style-name="T10">Оборудование</text:span><text:span text:style-name="T5"> (</text:span><text:span text:style-name="T12">лабораторное</text:span><text:span text:style-name="T5">):</text:span></text:p>
        </text:list-item>
      </text:list>
      <text:p text:style-name="P2"><text:span text:style-name="T5">ЭВМ </text:span><text:span text:style-name="T7"><text:tab/><text:tab/></text:span><text:span text:style-name="T5">, процессор </text:span><text:span text:style-name="T7"><text:tab/><text:tab/></text:span><text:span text:style-name="T5">, имя узла сети </text:span><text:span text:style-name="T7"><text:tab/><text:tab/><text:tab/></text:span><text:span text:style-name="T5"> с ОП </text:span><text:span text:style-name="T7"><text:tab/><text:tab/> <text:s text:c="8"/></text:span><text:span text:style-name="T5"><text:s/>МБ</text:span></text:p>
      <text:p text:style-name="P3"><text:span text:style-name="T5">НМД </text:span><text:span text:style-name="T7"><text:tab/><text:tab/></text:span><text:span text:style-name="T5"> ГБ. <text:s/>Терминал </text:span><text:span text:style-name="T7"><text:tab/><text:tab/></text:span><text:span text:style-name="T5"> адрес </text:span><text:span text:style-name="T7"><text:tab/><text:tab/><text:tab/></text:span><text:span text:style-name="T5">. Принтер </text:span><text:span text:style-name="T7"><text:tab/><text:tab/><text:tab/></text:span></text:p>
      <text:p text:style-name="P3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p text:style-name="P12">Оборудование ПЭВМ студента, если использовалось:</text:p>
      <text:p text:style-name="P3"><text:span text:style-name="T5">Процессор </text:span><text:span text:style-name="T7"><text:tab/><text:tab/>AMD Ryzen 7 4800U<text:tab/><text:tab/></text:span><text:span text:style-name="T5">, ОП </text:span><text:span text:style-name="T7"><text:tab/>16<text:tab/></text:span><text:span text:style-name="T5"> ГБ, НМД </text:span><text:span text:style-name="T7">1</text:span><text:span text:style-name="T5"> ТБ. Монитор </text:span><text:span text:style-name="T7"><text:tab/><text:tab/><text:tab/></text:span></text:p>
      <text:p text:style-name="P3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407478551" text:style-name="L3">
        <text:list-item>
          <text:p text:style-name="P19"><text:span text:style-name="T10">Программное обеспечение</text:span><text:span text:style-name="T5"> (</text:span><text:span text:style-name="T12">лабораторное</text:span><text:span text:style-name="T5">):</text:span></text:p>
        </text:list-item>
      </text:list>
      <text:p text:style-name="P2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text:tab/></text:span><text:span text:style-name="T5"> версия </text:span><text:span text:style-name="T7"><text:tab/><text:tab/></text:span></text:p>
      <text:p text:style-name="P2"><text:span text:style-name="T5">Интерпретатор команд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Редактор текстов </text:span><text:span text:style-name="T7"><text:tab/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13">Программное обеспечение ЭВМ студента, если использовалось:</text:p>
      <text:p text:style-name="P2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/text:span><text:span text:style-name="T5"> версия </text:span><text:span text:style-name="T7"><text:tab/></text:span></text:p>
      <text:p text:style-name="P2"><text:span text:style-name="T5">Интерпретатор команд </text:span><text:span text:style-name="T7"><text:tab/><text:tab/><text:tab/><text:tab/><text:tab/><text:tab/></text:span><text:span text:style-name="T5"> версия </text:span><text:span text:style-name="T7"><text:tab/></text:span><text:soft-page-break/><text:span text:style-name="T7"><text:tab/><text:tab/></text:span></text:p>
      <text:p text:style-name="P2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/text:span></text:p>
      <text:p text:style-name="P2"><text:span text:style-name="T5">Редактор текстов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"><text:span text:style-name="T5">Местонахождения и имена файлов программ и данных <text:s text:c="2"/>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2123875191" text:style-name="L4">
        <text:list-item>
          <text:p text:style-name="P20"><text:span text:style-name="T10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8"/>
      <text:p text:style-name="P8"/>
      <text:p text:style-name="P16">#include &lt;iostream&gt;</text:p>
      <text:p text:style-name="P16">#include &lt;vector&gt;</text:p>
      <text:p text:style-name="P16">#include &lt;string&gt;</text:p>
      <text:p text:style-name="P16">using namespace std;</text:p>
      <text:p text:style-name="P16"/>
      <text:p text:style-name="P16">struct tree</text:p>
      <text:p text:style-name="P16">{</text:p>
      <text:p text:style-name="P16"><text:s text:c="4"/>tree *left;</text:p>
      <text:p text:style-name="P16"><text:s text:c="4"/>tree *right;</text:p>
      <text:p text:style-name="P16"><text:s text:c="4"/>int n;</text:p>
      <text:p text:style-name="P16"><text:s text:c="4"/>tree *create_tree(int n = 0)</text:p>
      <text:p text:style-name="P16"><text:s text:c="4"/>{</text:p>
      <text:p text:style-name="P16"><text:s text:c="8"/>tree *new_tr = new tree;</text:p>
      <text:p text:style-name="P16"><text:s text:c="8"/>new_tr-&gt;n = n;</text:p>
      <text:p text:style-name="P16"><text:s text:c="8"/>new_tr-&gt;left = nullptr;</text:p>
      <text:p text:style-name="P16"><text:s text:c="8"/>new_tr-&gt;right = nullptr;</text:p>
      <text:p text:style-name="P16"><text:s text:c="8"/>return new_tr;</text:p>
      <text:p text:style-name="P16"><text:s text:c="4"/>}</text:p>
      <text:p text:style-name="P16"/>
      <text:p text:style-name="P16"><text:s text:c="4"/>tree *add_elements(tree *head, vector&lt;int&gt; a)</text:p>
      <text:p text:style-name="P16"><text:s text:c="4"/>{</text:p>
      <text:p text:style-name="P16"><text:s text:c="8"/>tree *new_head = head;</text:p>
      <text:p text:style-name="P16"><text:s text:c="8"/>for (int elem : a)</text:p>
      <text:p text:style-name="P16"><text:s text:c="8"/>{</text:p>
      <text:p text:style-name="P16"><text:s text:c="12"/>head = add_branch(head, create_tree(elem));</text:p>
      <text:p text:style-name="P16"><text:s text:c="8"/>}</text:p>
      <text:p text:style-name="P16"><text:s text:c="8"/>return new_head;</text:p>
      <text:p text:style-name="P16"><text:s text:c="4"/>}</text:p>
      <text:p text:style-name="P16"/>
      <text:p text:style-name="P16"><text:s text:c="4"/>tree *add_branch(tree *head, tree *new_br)</text:p>
      <text:p text:style-name="P16"><text:s text:c="4"/>{</text:p>
      <text:p text:style-name="P16"><text:s text:c="8"/>tree *new_head = head;</text:p>
      <text:p text:style-name="P16"><text:s text:c="8"/>int new_n = new_br-&gt;n;</text:p>
      <text:p text:style-name="P16"><text:s text:c="8"/>tree *some = go_to_br(head, new_n);</text:p>
      <text:p text:style-name="P16"><text:s text:c="8"/>if (some-&gt;n &gt; new_n)</text:p>
      <text:p text:style-name="P16"><text:s text:c="8"/>{</text:p>
      <text:p text:style-name="P16"><text:s text:c="12"/>some-&gt;left = new_br;</text:p>
      <text:p text:style-name="P16"><text:s text:c="8"/>}</text:p>
      <text:p text:style-name="P16"><text:s text:c="8"/>else</text:p>
      <text:p text:style-name="P16"><text:s text:c="8"/>{</text:p>
      <text:p text:style-name="P16"><text:s text:c="12"/>some-&gt;right = new_br;</text:p>
      <text:p text:style-name="P16"><text:s text:c="8"/>}</text:p>
      <text:p text:style-name="P16"><text:s text:c="8"/>return new_head;</text:p>
      <text:p text:style-name="P16"><text:s text:c="4"/>}</text:p>
      <text:p text:style-name="P16"/>
      <text:p text:style-name="P16"><text:soft-page-break/><text:s text:c="4"/>tree *go_to_br(tree *head, int n)</text:p>
      <text:p text:style-name="P16"><text:s text:c="4"/>{</text:p>
      <text:p text:style-name="P16"/>
      <text:p text:style-name="P16"><text:s text:c="8"/>if (head-&gt;n &gt; n &amp;&amp; head-&gt;left != nullptr)</text:p>
      <text:p text:style-name="P16"><text:s text:c="8"/>{</text:p>
      <text:p text:style-name="P16"><text:s text:c="12"/>return go_to_br(head-&gt;left, n);</text:p>
      <text:p text:style-name="P16"><text:s text:c="8"/>}</text:p>
      <text:p text:style-name="P16"><text:s text:c="8"/>else if (head-&gt;n &lt; n &amp;&amp; head-&gt;right != nullptr)</text:p>
      <text:p text:style-name="P16"><text:s text:c="8"/>{</text:p>
      <text:p text:style-name="P16"><text:s text:c="12"/>return go_to_br(head-&gt;right, n);</text:p>
      <text:p text:style-name="P16"><text:s text:c="8"/>}</text:p>
      <text:p text:style-name="P16"><text:s text:c="8"/>else</text:p>
      <text:p text:style-name="P16"><text:s text:c="8"/>{</text:p>
      <text:p text:style-name="P16"><text:s text:c="12"/>return head;</text:p>
      <text:p text:style-name="P16"><text:s text:c="8"/>}</text:p>
      <text:p text:style-name="P16"><text:s text:c="4"/>}</text:p>
      <text:p text:style-name="P16"/>
      <text:p text:style-name="P16"><text:s text:c="4"/>void print_void(tree *head)</text:p>
      <text:p text:style-name="P16"><text:s text:c="4"/>{</text:p>
      <text:p text:style-name="P16"><text:s text:c="8"/>if (head != nullptr)</text:p>
      <text:p text:style-name="P16"><text:s text:c="8"/>{</text:p>
      <text:p text:style-name="P16"><text:s text:c="12"/>print_void(head-&gt;left);</text:p>
      <text:p text:style-name="P16"><text:s text:c="12"/>cout &lt;&lt; head-&gt;n &lt;&lt; ' ';</text:p>
      <text:p text:style-name="P16"><text:s text:c="12"/>print_void(head-&gt;right);</text:p>
      <text:p text:style-name="P16"><text:s text:c="8"/>}</text:p>
      <text:p text:style-name="P16"><text:s text:c="4"/>}</text:p>
      <text:p text:style-name="P16"><text:s text:c="4"/>bool check(tree *head)</text:p>
      <text:p text:style-name="P16"><text:s text:c="4"/>{</text:p>
      <text:p text:style-name="P16"><text:s text:c="8"/>if (head != nullptr)</text:p>
      <text:p text:style-name="P16"><text:s text:c="8"/>{</text:p>
      <text:p text:style-name="P16"/>
      <text:p text:style-name="P16"><text:s text:c="12"/>bool a = true;</text:p>
      <text:p text:style-name="P16"><text:s text:c="12"/>if (head-&gt;left == nullptr &amp;&amp; head-&gt;right != nullptr)</text:p>
      <text:p text:style-name="P16"><text:s text:c="12"/>{</text:p>
      <text:p text:style-name="P16"><text:s text:c="16"/>a = false;</text:p>
      <text:p text:style-name="P16"><text:s text:c="16"/>return a;</text:p>
      <text:p text:style-name="P16"><text:s text:c="12"/>}</text:p>
      <text:p text:style-name="P16"><text:s text:c="12"/>else if (head-&gt;left != nullptr &amp;&amp; head-&gt;right == nullptr)</text:p>
      <text:p text:style-name="P16"><text:s text:c="12"/>{</text:p>
      <text:p text:style-name="P16"><text:s text:c="16"/>a = false;</text:p>
      <text:p text:style-name="P16"><text:s text:c="16"/>return a;</text:p>
      <text:p text:style-name="P16"><text:s text:c="12"/>}</text:p>
      <text:p text:style-name="P16"><text:s text:c="12"/>else</text:p>
      <text:p text:style-name="P16"><text:s text:c="12"/>{</text:p>
      <text:p text:style-name="P16"><text:s text:c="16"/>a = true;</text:p>
      <text:p text:style-name="P16"><text:s text:c="12"/>}</text:p>
      <text:p text:style-name="P16"><text:s text:c="12"/>a = check(head-&gt;left) &amp; check(head-&gt;right);</text:p>
      <text:p text:style-name="P16"><text:s text:c="12"/>return a;</text:p>
      <text:p text:style-name="P16"><text:s text:c="8"/>}</text:p>
      <text:p text:style-name="P16"><text:s text:c="4"/>}</text:p>
      <text:p text:style-name="P16">};</text:p>
      <text:p text:style-name="P16"/>
      <text:p text:style-name="P16">int main()</text:p>
      <text:p text:style-name="P16">{</text:p>
      <text:p text:style-name="P16"><text:s text:c="4"/>tree A;</text:p>
      <text:p text:style-name="P16"><text:s text:c="4"/>tree *head = A.create_tree();</text:p>
      <text:p text:style-name="P16"><text:s text:c="4"/>vector&lt;int&gt; a = {-2, 3};</text:p>
      <text:p text:style-name="P16"><text:s text:c="4"/>A.add_elements(head, a);</text:p>
      <text:p text:style-name="P16"><text:s text:c="4"/>A.print_void(head);</text:p>
      <text:p text:style-name="P16"><text:s text:c="4"/>cout &lt;&lt; A.check(head) &lt;&lt; endl;</text:p>
      <text:p text:style-name="P16">}</text:p>
      <text:p text:style-name="P16"/>
      <text:p text:style-name="P16"/>
      <text:p text:style-name="P16"><text:soft-page-break/></text:p>
      <text:p text:style-name="P8"/>
      <text:p text:style-name="P1"><text:span text:style-name="T12">Пункты 1-7 отчёта составляются </text:span><text:span text:style-name="T13">строго до</text:span><text:span text:style-name="T12"> начала лабораторной работы.</text:span></text:p>
      <text:p text:style-name="P8"/>
      <text:p text:style-name="P4"><text:span text:style-name="T5">Допущен к выполнению работы. Подпись преподавателя </text:span><text:span text:style-name="T7"><text:tab/><text:tab/><text:tab/><text:tab/></text:span></text:p>
      <text:list xml:id="list1890323967" text:style-name="L5">
        <text:list-item>
          <text:p text:style-name="P21"><text:span text:style-name="T10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8"/>
      <text:list xml:id="list1308891780" text:style-name="L6">
        <text:list-item>
          <text:p text:style-name="P23"><text:span text:style-name="T10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5">№</text:p>
          </table:table-cell>
          <table:table-cell table:style-name="Таблица2.B1" office:value-type="string">
            <text:p text:style-name="P14">Лаб.</text:p>
            <text:p text:style-name="P14">или</text:p>
            <text:p text:style-name="P14">дом.</text:p>
          </table:table-cell>
          <table:table-cell table:style-name="Таблица2.C1" office:value-type="string">
            <text:p text:style-name="P14">Дата</text:p>
          </table:table-cell>
          <table:table-cell table:style-name="Таблица2.D1" office:value-type="string">
            <text:p text:style-name="P14">Время</text:p>
          </table:table-cell>
          <table:table-cell table:style-name="Таблица2.E1" office:value-type="string">
            <text:p text:style-name="P14">Событие</text:p>
          </table:table-cell>
          <table:table-cell table:style-name="Таблица2.F1" office:value-type="string">
            <text:p text:style-name="P14">Действие по исправлению</text:p>
          </table:table-cell>
          <table:table-cell table:style-name="Таблица2.G1" office:value-type="string">
            <text:p text:style-name="P14">Примечание</text:p>
          </table:table-cell>
        </table:table-row>
        <table:table-row>
          <table:table-cell table:style-name="Таблица2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D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  <table:table-cell table:style-name="Таблица2.F2" office:value-type="string">
            <text:p text:style-name="P11"/>
          </table:table-cell>
          <table:table-cell table:style-name="Таблица2.G2" office:value-type="string">
            <text:p text:style-name="P11"/>
          </table:table-cell>
        </table:table-row>
      </table:table>
      <text:p text:style-name="P11"/>
      <text:list xml:id="list1971741409" text:style-name="L7">
        <text:list-item>
          <text:p text:style-name="P22"><text:span text:style-name="T5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4">Выводы <text:s/>: <text:s text:c="2"/>реализовал структуру данных</text:p>
        </text:list-item>
        <text:list-item>
          <text:p text:style-name="P25"/>
        </text:list-item>
      </text:list>
      <text:p text:style-name="P2"><text:span text:style-name="T5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5"><text:span text:style-name="T5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1" fo:font-size="11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5T10:48:14.787504396</dc:date>
    <meta:editing-duration>PT5M41S</meta:editing-duration>
    <meta:editing-cycles>2</meta:editing-cycles>
    <meta:generator>LibreOffice/7.3.7.2$Linux_X86_64 LibreOffice_project/30$Build-2</meta:generator>
    <meta:document-statistic meta:table-count="2" meta:image-count="0" meta:object-count="1" meta:page-count="4" meta:paragraph-count="151" meta:word-count="549" meta:character-count="4710" meta:non-whitespace-character-count="3181"/>
  </office:meta>
</office:document-meta>
</file>